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22247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966" officeooo:paragraph-rsid="0022247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22247a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9f19e" officeooo:paragraph-rsid="0022247a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42966" officeooo:paragraph-rsid="0022247a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d1017" officeooo:paragraph-rsid="0022247a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3ab1f" officeooo:paragraph-rsid="0023ab1f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22247a"/>
    </style:style>
    <style:style style:name="P9" style:family="paragraph" style:parent-style-name="Standard">
      <style:paragraph-properties fo:text-align="start" style:justify-single-word="false"/>
      <style:text-properties officeooo:paragraph-rsid="002461fb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461fb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461fb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officeooo:rsid="001e36fb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2112f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2171e2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22247a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42966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9f19e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862c9" style:font-size-asian="12pt" style:font-weight-asian="bold" style:font-size-complex="12pt" style:font-weight-complex="bold"/>
    </style:style>
    <style:style style:name="T10" style:family="text">
      <style:text-properties fo:font-size="12pt" fo:font-weight="normal" officeooo:rsid="00242966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862c9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9f19e" style:font-size-asian="12pt" style:font-weight-asian="normal" style:font-size-complex="12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862c9" style:font-weight-asian="normal" style:font-weight-complex="normal"/>
    </style:style>
    <style:style style:name="T15" style:family="text">
      <style:text-properties officeooo:rsid="002862c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9f19e"/>
    </style:style>
    <style:style style:name="T18" style:family="text">
      <style:text-properties officeooo:rsid="0023a76c"/>
    </style:style>
    <style:style style:name="T1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19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B1" office:value-type="string">
            <text:p text:style-name="P11">3xx - Flight</text:p>
          </table:table-cell>
          <table:table-cell table:style-name="Table1.D1" office:value-type="string">
            <text:p text:style-name="P11">4xx - A2A</text:p>
          </table:table-cell>
          <table:table-cell table:style-name="Table1.B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9"><text:span text:style-name="T2">4</text:span><text:span text:style-name="T5">0</text:span><text:span text:style-name="T2">1</text:span><text:span text:style-name="T1"> - </text:span><text:span text:style-name="T3">A/</text:span><text:span text:style-name="T1">A</text:span><text:span text:style-name="T3"> -</text:span><text:span text:style-name="T4"> </text:span><text:span text:style-name="T6">Mistral</text:span></text:p>
      <text:p text:style-name="P1"/>
      <text:p text:style-name="P1">Master Arm <text:span text:style-name="T13">...</text:span> ON<text:span text:style-name="T13"> </text:span><text:span text:style-name="T14">(</text:span><text:span text:style-name="T15">B2 button</text:span><text:span text:style-name="T14">, or switch on instrument panel under radar altimeter)</text:span></text:p>
      <text:p text:style-name="P3"/>
      <text:p text:style-name="P2">SA342<text:span text:style-name="T18">L</text:span><text:span text:style-name="T17"> -- </text:span><text:span text:style-name="T18">2x or </text:span><text:span text:style-name="T17">4x Mistral IR A/A missiles</text:span></text:p>
      <text:list text:style-name="L1">
        <text:list-item>
          <text:p text:style-name="P8"><text:span text:style-name="T7">Gunsight glass</text:span><text:span text:style-name="T10"> ... </text:span><text:span text:style-name="T8">Down </text:span><text:span text:style-name="T11">(click to deploy)</text:span></text:p>
        </text:list-item>
        <text:list-item>
          <text:p text:style-name="P8"><text:span text:style-name="T9">Armament Panel Power</text:span><text:span text:style-name="T11"> switch </text:span><text:span text:style-name="T10">... </text:span><text:span text:style-name="T9">M</text:span><text:span text:style-name="T11"> (</text:span><text:span text:style-name="T10">ON</text:span><text:span text:style-name="T11">)</text:span><text:span text:style-name="T10"> </text:span><text:span text:style-name="T11">(center console forward)</text:span></text:p>
        </text:list-item>
        <text:list-item>
          <text:p text:style-name="P8"><text:span text:style-name="T8">Left and Right Pylon Master Arm</text:span><text:span text:style-name="T12"> switches ... </text:span><text:span text:style-name="T8">ARM</text:span><text:span text:style-name="T10"> </text:span><text:span text:style-name="T11">(</text:span><text:span text:style-name="T12">red guarded switch, </text:span><text:span text:style-name="T11">center console)</text:span></text:p>
        </text:list-item>
        <text:list-item>
          <text:p text:style-name="P4"><text:span text:style-name="T16">Ripple/Single</text:span> switch ... <text:span text:style-name="T16">As desired</text:span> (center console)</text:p>
        </text:list-item>
        <text:list-item>
          <text:p text:style-name="P5"><text:span text:style-name="T17">Put target in reticle, get lock tone, p</text:span>ress <text:span text:style-name="T16">Trigger</text:span> to fire.</text:p>
        </text:list-item>
      </text:list>
      <text:list text:style-name="L2">
        <text:list-item>
          <text:list>
            <text:list-item>
              <text:p text:style-name="P6">You may have to be extremely close to get them to guide.</text:p>
            </text:list-item>
            <text:list-item>
              <text:p text:style-name="P7">Extremely susceptible to flar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8:15.555000000</dc:date>
    <meta:editing-duration>PT4H4M33S</meta:editing-duration>
    <meta:editing-cycles>2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6" meta:word-count="118" meta:character-count="610" meta:non-whitespace-character-count="515"/>
  </office:meta>
</office:document-meta>
</file>